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Arial, sans-serif"/>
    <style:font-face style:name="monospace1" svg:font-family="monospace"/>
    <style:font-face style:name="monospace" svg:font-family="monospace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794cm" fo:margin-right="0cm" fo:margin-top="0cm" fo:margin-bottom="0.212cm" style:contextual-spacing="false" style:line-height-at-least="0.582cm" fo:text-align="justify" style:justify-single-word="false" fo:text-indent="0cm" style:auto-text-indent="false" fo:padding="0cm" fo:border="none"/>
    </style:style>
    <style:style style:name="P2" style:family="paragraph" style:parent-style-name="Text_20_body">
      <style:paragraph-properties fo:margin-top="0cm" fo:margin-bottom="0.212cm" style:contextual-spacing="false" style:line-height-at-least="0.582cm" fo:text-align="justify" style:justify-single-word="false" fo:padding="0cm" fo:border="none"/>
    </style:style>
    <style:style style:name="P3" style:family="paragraph" style:parent-style-name="List_20_Heading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4" style:family="paragraph" style:parent-style-name="Preformatted_20_Text">
      <style:paragraph-properties fo:margin-left="0cm" fo:margin-right="0cm" style:line-height-at-least="0.476cm" fo:text-align="justify" style:justify-single-word="false" fo:text-indent="0cm" style:auto-text-indent="false" fo:background-color="#eeffcc" fo:padding="0.132cm" fo:border="0.06pt solid #aacc99">
        <style:background-image/>
      </style:paragraph-properties>
      <style:text-properties fo:font-variant="normal" fo:text-transform="none" fo:color="#333333" style:font-name="monospace" fo:font-size="11.25pt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style:line-height-at-least="0.476cm" fo:text-align="justify" style:justify-single-word="false" fo:background-color="#eeffcc" fo:padding="0.132cm" fo:border="0.06pt solid #aacc99">
        <style:background-image/>
      </style:paragraph-properties>
      <style:text-properties fo:font-variant="normal" fo:text-transform="none" fo:color="#333333" style:font-name="monospace" fo:font-size="11.25pt" fo:letter-spacing="normal" fo:font-style="normal" fo:font-weight="normal"/>
    </style:style>
    <style:style style:name="P6" style:family="paragraph" style:parent-style-name="Preformatted_20_Text">
      <style:paragraph-properties style:line-height-at-least="0.476cm" fo:text-align="justify" style:justify-single-word="false" fo:background-color="#eeffcc" fo:padding="0.132cm" fo:border="0.06pt solid #aacc99">
        <style:background-image/>
      </style:paragraph-properties>
      <style:text-properties fo:font-variant="normal" fo:text-transform="none" fo:color="#333333" style:font-name="monospace" fo:font-size="11.25pt" fo:letter-spacing="normal" fo:font-style="normal" fo:font-weight="normal"/>
    </style:style>
    <style:style style:name="P7" style:family="paragraph" style:parent-style-name="Preformatted_20_Text">
      <style:paragraph-properties fo:margin-top="0cm" fo:margin-bottom="0.499cm" style:contextual-spacing="false" style:line-height-at-least="0.476cm" fo:background-color="#eeffcc" fo:padding="0.132cm" fo:border="0.06pt solid #aacc99">
        <style:background-image/>
      </style:paragraph-properties>
      <style:text-properties fo:color="#333333" style:font-name="monospace" fo:font-size="11.25pt" fo:background-color="#eeffcc"/>
    </style:style>
    <style:style style:name="P8" style:family="paragraph" style:parent-style-name="Preformatted_20_Text">
      <style:paragraph-properties style:line-height-at-least="0.476cm" fo:background-color="#eeffcc" fo:padding="0.132cm" fo:border="0.06pt solid #aacc99">
        <style:background-image/>
      </style:paragraph-properties>
      <style:text-properties fo:color="#333333" style:font-name="monospace" fo:font-size="11.25pt" fo:background-color="#eeffcc"/>
    </style:style>
    <style:style style:name="P9" style:family="paragraph" style:parent-style-name="Standard">
      <style:paragraph-properties fo:margin-left="0cm" fo:margin-right="0cm" style:line-height-at-least="0.582cm" fo:text-align="justify" style:justify-single-word="false" fo:text-indent="0cm" style:auto-text-indent="false" fo:padding="0cm" fo:border="none"/>
    </style:style>
    <style:style style:name="P10" style:family="paragraph" style:parent-style-name="Text_20_body">
      <style:paragraph-properties fo:margin-left="0.794cm" fo:margin-right="0cm" fo:margin-top="0cm" fo:margin-bottom="0.212cm" style:contextual-spacing="false" style:line-height-at-least="0.582cm" fo:text-align="justify" style:justify-single-word="false" fo:text-indent="0cm" style:auto-text-indent="false"/>
    </style:style>
    <style:style style:name="P11" style:family="paragraph" style:parent-style-name="Text_20_body">
      <style:paragraph-properties fo:margin-top="0cm" fo:margin-bottom="0.212cm" style:contextual-spacing="false" style:line-height-at-least="0.582cm" fo:text-align="justify" style:justify-single-word="false" fo:padding="0cm" fo:border="none"/>
    </style:style>
    <style:style style:name="P12" style:family="paragraph" style:parent-style-name="Text_20_body">
      <style:paragraph-properties fo:padding="0.049cm" fo:border="0.06pt solid #aacc99"/>
      <style:text-properties fo:color="#aacc99" style:font-name="monospace1" fo:background-color="#eeffcc"/>
    </style:style>
    <style:style style:name="P13" style:family="paragraph" style:parent-style-name="List_20_Heading">
      <style:paragraph-properties fo:margin-left="0cm" fo:margin-right="0cm" style:line-height-at-least="0.582cm" fo:text-align="justify" style:justify-single-word="false" fo:text-indent="0cm" style:auto-text-indent="false" fo:padding="0cm" fo:border="none"/>
    </style:style>
    <style:style style:name="T1" style:family="text">
      <style:text-properties fo:font-variant="normal" fo:text-transform="none" fo:color="#222222" style:font-name="Lucida Grande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Lucida Grande" fo:font-size="14pt" fo:letter-spacing="normal" fo:font-style="normal" fo:font-weight="normal"/>
    </style:style>
    <style:style style:name="T3" style:family="text">
      <style:text-properties fo:font-variant="normal" fo:text-transform="none" fo:color="#222222" style:font-name="monospace" fo:font-size="11.25pt" fo:letter-spacing="normal" fo:font-style="normal" fo:font-weight="normal" fo:background-color="transparent"/>
    </style:style>
    <style:style style:name="T4" style:family="text">
      <style:text-properties fo:font-variant="normal" fo:text-transform="none" fo:color="#222222" style:font-name="monospace" fo:font-size="14.25pt" fo:letter-spacing="normal" fo:font-style="normal" fo:font-weight="bold" fo:background-color="transparent"/>
    </style:style>
    <style:style style:name="T5" style:family="text">
      <style:text-properties fo:font-variant="normal" fo:text-transform="none" fo:color="#222222" fo:letter-spacing="normal"/>
    </style:style>
    <style:style style:name="T6" style:family="text">
      <style:text-properties fo:font-variant="normal" fo:text-transform="none" fo:color="#30306f" style:text-line-through-style="none" style:font-name="monospace" fo:font-size="11.25pt" fo:letter-spacing="normal" fo:font-style="normal" style:text-underline-style="none" fo:font-weight="normal" style:text-blinking="false" fo:background-color="transparent"/>
    </style:style>
    <style:style style:name="T7" style:family="text">
      <style:text-properties style:font-name="monospace" fo:font-size="11.25pt" fo:background-color="#ecf0f3"/>
    </style:style>
    <style:style style:name="T8" style:family="text">
      <style:text-properties fo:color="#c65d09" fo:font-weight="bold"/>
    </style:style>
    <style:style style:name="T9" style:family="text">
      <style:text-properties fo:color="#4070a0"/>
    </style:style>
    <style:style style:name="T10" style:family="text">
      <style:text-properties fo:color="#666666"/>
    </style:style>
    <style:style style:name="T11" style:family="text">
      <style:text-properties fo:color="#30306f" style:text-line-through-style="none" style:font-name="monospace" fo:font-size="11.25pt" style:text-underline-style="none" fo:font-weight="normal" style:text-blinking="false" fo:background-color="transparent"/>
    </style:style>
    <style:style style:name="T12" style:family="text">
      <style:text-properties fo:color="#208050"/>
    </style:style>
    <style:style style:name="T13" style:family="text">
      <style:text-properties fo:color="#0070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str.split"/><text:span text:style-name="Teletype"><text:span text:style-name="T3">str.</text:span></text:span><text:span text:style-name="Teletype"><text:span text:style-name="T4">split</text:span></text:span><text:span text:style-name="T2">(</text:span><text:span text:style-name="Emphasis"><text:span text:style-name="T1">sep=None</text:span></text:span><text:span text:style-name="T1">,</text:span><text:span text:style-name="Emphasis"><text:span text:style-name="T1">maxsplit=-1</text:span></text:span><text:span text:style-name="T2">)</text:span></text:p>
      <text:p text:style-name="P1">Return a list of the words in the string, using <text:span text:style-name="Emphasis">sep </text:span>as the delimiter string. If <text:span text:style-name="Emphasis">maxsplit</text:span> is given, at most <text:span text:style-name="Emphasis">maxsplit</text:span> splits are done (thus, the list will have at most <text:span text:style-name="Teletype"><text:span text:style-name="T7">maxsplit+1</text:span></text:span> elements). If <text:span text:style-name="Emphasis">maxsplit</text:span> is not specified or <text:span text:style-name="Teletype"><text:span text:style-name="T7">-1</text:span></text:span>, then there is no limit on the number of splits (all possible splits are made).</text:p>
      <text:p text:style-name="P2">If <text:span text:style-name="Emphasis">sep</text:span> is given, consecutive delimiters are not grouped together and are deemed to delimit empty strings (for example, <text:span text:style-name="Teletype"><text:span text:style-name="T7">'1,,2'.split(',')</text:span></text:span> returns<text:span text:style-name="Teletype"><text:span text:style-name="T7">['1', '', '2']</text:span></text:span>). The <text:span text:style-name="Emphasis">sep</text:span> argument may consist of multiple characters (for example, <text:span text:style-name="Teletype"><text:span text:style-name="T7">'1&lt;&gt;2&lt;&gt;3'.split('&lt;&gt;')</text:span></text:span> returns <text:span text:style-name="Teletype"><text:span text:style-name="T7">['1', '2', '3']</text:span></text:span>). Splitting an empty string with a specified separator returns <text:span text:style-name="Teletype"><text:span text:style-name="T7">['']</text:span></text:span>.</text:p>
      <text:p text:style-name="P2">If <text:span text:style-name="Emphasis">sep</text:span> is not specified or is <text:span text:style-name="Teletype"><text:span text:style-name="T7">None</text:span></text:span>, a different splitting algorithm is applied: runs of consecutive whitespace are regarded as a single separator, and the result will contain no empty strings at the start or end if the string has leading or trailing whitespace. Consequently, splitting an empty string or a string consisting of just whitespace with a <text:span text:style-name="Teletype"><text:span text:style-name="T7">None</text:span></text:span> separator returns <text:span text:style-name="Teletype"><text:span text:style-name="T7">[]</text:span></text:span>.</text:p>
      <text:p text:style-name="P2">For<text:tab/>example, <text:span text:style-name="Teletype"><text:span text:style-name="T7">' 1  2   3  '.split()</text:span></text:span> returns <text:span text:style-name="Teletype"><text:span text:style-name="T7">['1', '2', '3']</text:span></text:span>, and <text:span text:style-name="Teletype"><text:span text:style-name="T7">'  1  2   3  '.split(None, 1)</text:span></text:span> returns <text:span text:style-name="Teletype"><text:span text:style-name="T7">['1', '2   3  ']</text:span></text:span>.</text:p>
      <text:p text:style-name="P3"><text:bookmark text:name="str.strip"/><text:span text:style-name="Teletype"><text:span text:style-name="T3">str.</text:span></text:span><text:span text:style-name="Teletype"><text:span text:style-name="T4">strip</text:span></text:span><text:span text:style-name="T2">(</text:span><text:span text:style-name="T1">[</text:span><text:span text:style-name="Emphasis"><text:span text:style-name="T1">chars</text:span></text:span><text:span text:style-name="T1">]</text:span><text:span text:style-name="T2">)</text:span></text:p>
      <text:p text:style-name="P1">Return a copy of the string with the leading and trailing characters removed. The <text:span text:style-name="Emphasis">chars</text:span> argument is a string specifying the set of characters to be removed. If omitted or <text:span text:style-name="Teletype"><text:span text:style-name="T7">None</text:span></text:span>, the <text:span text:style-name="Emphasis">chars</text:span> argument defaults to removing whitespace. The <text:span text:style-name="Emphasis">chars</text:span> argument is not a prefix or suffix; rather, all combinations of its values are stripped:</text:p>
      <text:p text:style-name="P4"><text:span text:style-name="T8">&gt;&gt;&gt; </text:span><text:span text:style-name="T9">' <text:s text:c="2"/>spacious <text:s text:c="2"/>'</text:span><text:span text:style-name="T10">.</text:span>strip()</text:p>
      <text:p text:style-name="P6">'spacious'</text:p>
      <text:p text:style-name="P6"><text:span text:style-name="T8">&gt;&gt;&gt; </text:span><text:span text:style-name="T9">'www.example.com'</text:span><text:span text:style-name="T10">.</text:span>strip(<text:span text:style-name="T9">'cmowz.'</text:span>)</text:p>
      <text:p text:style-name="P5">'example'</text:p>
      <text:p text:style-name="P9"><text:span text:style-name="T1">To check whether a single key is in the dictionary, use the </text:span><text:a xlink:type="simple" xlink:href="http://docs.python.org/3/reference/expressions.html#in"><text:span text:style-name="Teletype"><text:span text:style-name="T6">in</text:span></text:span></text:a><text:span text:style-name="T5"> </text:span><text:span text:style-name="T1">keyword.</text:span></text:p>
      <text:p text:style-name="P13"><text:bookmark text:name="eval"/><text:span text:style-name="Teletype"><text:span text:style-name="T4">eval</text:span></text:span><text:span text:style-name="T2">(</text:span><text:span text:style-name="Emphasis"><text:span text:style-name="T1">expression</text:span></text:span><text:span text:style-name="T1">, </text:span><text:span text:style-name="Emphasis"><text:span text:style-name="T1">globals=None</text:span></text:span><text:span text:style-name="T1">, </text:span><text:span text:style-name="Emphasis"><text:span text:style-name="T1">locals=None</text:span></text:span><text:span text:style-name="T2">)</text:span></text:p>
      <text:p text:style-name="P10">The arguments are a string and optional globals and locals. If provided, <text:span text:style-name="Emphasis">globals</text:span> must be a dictionary. If provided, <text:span text:style-name="Emphasis">locals</text:span> can be any mapping object.</text:p>
      <text:p text:style-name="P2">The <text:span text:style-name="Emphasis">expression</text:span> argument is parsed and evaluated as a Python expression (technically speaking, a condition list) using the <text:span text:style-name="Emphasis">globals</text:span> and <text:span text:style-name="Emphasis">locals</text:span>dictionaries as global and local namespace. If the <text:span text:style-name="Emphasis">globals</text:span> dictionary is present and lacks ‘__builtins__’, the current globals are copied into <text:span text:style-name="Emphasis">globals</text:span>before <text:span text:style-name="Emphasis">expression</text:span> is parsed. This means that <text:span text:style-name="Emphasis">expression</text:span> normally has full access to the standard <text:a xlink:type="simple" xlink:href="http://docs.python.org/3.4/library/builtins.html#module-builtins"><text:span text:style-name="Teletype"><text:span text:style-name="T11">builtins</text:span></text:span></text:a> module and restricted environments are propagated. If the <text:span text:style-name="Emphasis">locals</text:span> dictionary is omitted it defaults to the <text:span text:style-name="Emphasis">globals</text:span> dictionary. If both dictionaries are omitted, the expression is executed in the environment where <text:a xlink:type="simple" xlink:href="http://docs.python.org/3.4/library/functions.html#eval"><text:span text:style-name="Teletype"><text:span text:style-name="T11">eval()</text:span></text:span></text:a> is called. The return value is the result of the evaluated expression. Syntax errors are reported as exceptions. Example:</text:p>
      <text:p text:style-name="P12">&gt;&gt;&gt;</text:p>
      <text:p text:style-name="P8"><text:soft-page-break/><text:span text:style-name="T8">&gt;&gt;&gt; </text:span>x <text:span text:style-name="T10">=</text:span> <text:span text:style-name="T12">1</text:span></text:p>
      <text:p text:style-name="P8"><text:span text:style-name="T8">&gt;&gt;&gt; </text:span><text:span text:style-name="T13">eval</text:span>(<text:span text:style-name="T9">'x+1'</text:span>)</text:p>
      <text:p text:style-name="P7">2</text:p>
      <text:p text:style-name="P2">This function can also be used to execute arbitrary code objects (such as those created by <text:a xlink:type="simple" xlink:href="http://docs.python.org/3.4/library/functions.html#compile"><text:span text:style-name="Teletype"><text:span text:style-name="T11">compile()</text:span></text:span></text:a>). In this case pass a code object instead of a string. If the code object has been compiled with <text:span text:style-name="Teletype"><text:span text:style-name="T7">'exec'</text:span></text:span> as the <text:span text:style-name="Emphasis">mode</text:span> argument, <text:a xlink:type="simple" xlink:href="http://docs.python.org/3.4/library/functions.html#eval"><text:span text:style-name="Teletype"><text:span text:style-name="T11">eval()</text:span></text:span></text:a>‘s return value will be <text:span text:style-name="Teletype"><text:span text:style-name="T7">None</text:span></text:span>.</text:p>
      <text:p text:style-name="P2">Hints: dynamic execution of statements is supported by the <text:a xlink:type="simple" xlink:href="http://docs.python.org/3.4/library/functions.html#exec"><text:span text:style-name="Teletype"><text:span text:style-name="T11">exec()</text:span></text:span></text:a> function. The <text:a xlink:type="simple" xlink:href="http://docs.python.org/3.4/library/functions.html#globals"><text:span text:style-name="Teletype"><text:span text:style-name="T11">globals()</text:span></text:span></text:a> and <text:a xlink:type="simple" xlink:href="http://docs.python.org/3.4/library/functions.html#locals"><text:span text:style-name="Teletype"><text:span text:style-name="T11">locals()</text:span></text:span></text:a> functions returns the current global and local dictionary, respectively, which may be useful to pass around for use by <text:a xlink:type="simple" xlink:href="http://docs.python.org/3.4/library/functions.html#eval"><text:span text:style-name="Teletype"><text:span text:style-name="T11">eval()</text:span></text:span></text:a> or <text:a xlink:type="simple" xlink:href="http://docs.python.org/3.4/library/functions.html#exec"><text:span text:style-name="Teletype"><text:span text:style-name="T11">exec()</text:span></text:span></text:a>.</text:p>
      <text:p text:style-name="P2">See <text:a xlink:type="simple" xlink:href="http://docs.python.org/3.4/library/ast.html#ast.literal_eval"><text:span text:style-name="Teletype"><text:span text:style-name="T11">ast.literal_eval()</text:span></text:span></text:a> for a function that can safely evaluate strings with expressions containing only literals.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 Grande" svg:font-family="'Lucida Grande', Arial, sans-serif"/>
    <style:font-face style:name="monospace1" svg:font-family="monospace"/>
    <style:font-face style:name="monospace" svg:font-family="monospace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8T23:07:46.646892388</meta:creation-date>
    <dc:date>2014-03-12T11:13:37.819494324</dc:date>
    <meta:editing-duration>P0D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2" meta:paragraph-count="22" meta:word-count="512" meta:character-count="3240" meta:non-whitespace-character-count="2734"/>
  </office:meta>
</office:document-meta>
</file>